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weight="normal" officeooo:paragraph-rsid="001354d9" style:font-weight-asian="normal" style:font-weight-complex="normal"/>
    </style:style>
    <style:style style:name="P2" style:family="paragraph" style:parent-style-name="Text_20_body" style:list-style-name="L1"/>
    <style:style style:name="P3" style:family="paragraph" style:parent-style-name="Standard">
      <style:text-properties fo:font-weight="normal" officeooo:paragraph-rsid="001354d9" style:font-weight-asian="normal" style:font-weight-complex="normal"/>
    </style:style>
    <style:style style:name="P4" style:family="paragraph" style:parent-style-name="Text_20_body" style:list-style-name="L2"/>
    <style:style style:name="P5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Задания:</text:h>
      <text:list text:style-name="L1">
        <text:list-item>
          <text:p text:style-name="P2"><text:span text:style-name="Strong_20_Emphasis"><text:span text:style-name="T1">Расскажи, как устроен процесс фотосинтеза. Почему он важен для растений и всей планеты?</text:span></text:span></text:p>
        </text:list-item>
        <text:list-item>
          <text:p text:style-name="P2"><text:span text:style-name="Strong_20_Emphasis"><text:span text:style-name="T1">Опиши, чем отличаются однолетние и многолетние растения. Приведи по одному примеру каждого типа.</text:span></text:span></text:p>
        </text:list-item>
        <text:list-item>
          <text:p text:style-name="P2"><text:span text:style-name="Strong_20_Emphasis"><text:span text:style-name="T1">Объясни, как растения размножаются. Какие существуют способы размножения растений?</text:span></text:span></text:p>
        </text:list-item>
        <text:list-item>
          <text:p text:style-name="P2"><text:span text:style-name="Strong_20_Emphasis"><text:span text:style-name="T1">Расскажи, какие существуют плоды и как они различаются. Приведи примеры ягод, костянок и орехов.</text:span></text:span></text:p>
        </text:list-item>
      </text:list>
      <text:p text:style-name="P3"/>
      <text:h text:style-name="P1" text:outline-level="3">Ответы:</text:h>
      <text:list text:style-name="L2">
        <text:list-item>
          <text:p text:style-name="P4"><text:span text:style-name="Strong_20_Emphasis">Фотосинтез</text:span> — это процесс, в ходе которого растения, используя солнечный свет, превращают углекислый газ и воду в кислород и глюкозу. Этот процесс происходит в листьях благодаря хлорофиллу. Фотосинтез важен, потому что он обеспечивает растения питательными веществами для роста, а также выделяет кислород, необходимый для дыхания всех живых существ на Земле.</text:p>
        </text:list-item>
        <text:list-item>
          <text:p text:style-name="P4"><text:span text:style-name="Strong_20_Emphasis">Однолетние растения</text:span> живут только один сезон — от весны до осени, после чего отмирают. Например, огурцы — однолетние растения. <text:span text:style-name="Strong_20_Emphasis">Многолетние растения</text:span> могут жить много лет, на протяжении которых они продолжают расти и цвести. Пример многолетнего растения — яблоня, которая может плодоносить много лет подряд.</text:p>
        </text:list-item>
        <text:list-item>
          <text:p text:style-name="P4"><text:span text:style-name="Strong_20_Emphasis">Растения размножаются</text:span> двумя основными способами: половым и бесполым. При половом размножении происходит опыление — пыльца из цветка одного растения попадает на пестик другого. После опыления образуются семена, из которых вырастают новые растения. При бесполом размножении новые растения образуются из частей старого растения — например, из корней, стеблей или листьев. Некоторые растения могут размножаться черенками или делением куста.</text:p>
        </text:list-item>
        <text:list-item>
          <text:p text:style-name="P4"><text:span text:style-name="Strong_20_Emphasis">Плоды</text:span> бывают разные по типу. <text:span text:style-name="Strong_20_Emphasis">Ягоды</text:span> — это плоды с мягкой мякотью и множеством семян, например, помидор или виноград. <text:span text:style-name="Strong_20_Emphasis">Костянки</text:span> — плоды, внутри которых есть одна большая косточка, например, вишня или персик. <text:span text:style-name="Strong_20_Emphasis">Орехи</text:span> — это твердые плоды, внутри которых находится семя, пример — лесной орех или каштан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15:28:27.097000000</meta:creation-date>
    <dc:date>2024-09-13T15:31:40.319000000</dc:date>
    <meta:editing-duration>PT3M13S</meta:editing-duration>
    <meta:editing-cycles>1</meta:editing-cycles>
    <meta:document-statistic meta:table-count="0" meta:image-count="0" meta:object-count="0" meta:page-count="1" meta:paragraph-count="10" meta:word-count="247" meta:character-count="1784" meta:non-whitespace-character-count="1545"/>
    <meta:generator>LibreOffice/24.8.1.2$Windows_X86_64 LibreOffice_project/87fa9aec1a63e70835390b81c40bb8993f1d4ff6</meta:generator>
  </office:meta>
</office:document-meta>
</file>